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3">
          <table:table-cell office:value-type="string" calcext:value-type="string">
            <text:p>Previous Year's Expenses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office:value-type="string" calcext:value-type="string">
            <text:p>3650/0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office:value-type="string" calcext:value-type="string">
            <text:p>3650/04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office:value-type="string" calcext:value-type="string">
            <text:p>3650/03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office:value-type="string" calcext:value-type="string">
            <text:p>3650/010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Gardening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4350/04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office:value-type="string" calcext:value-type="string">
            <text:p>4350/04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office:value-type="string" calcext:value-type="string">
            <text:p>4350/042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office:value-type="string" calcext:value-type="string">
            <text:p>4350/03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office:value-type="string" calcext:value-type="string">
            <text:p>4350/031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4"/>
          <table:table-cell office:value-type="string" calcext:value-type="string">
            <text:p>Includes pest eradication and painting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office:value-type="string" calcext:value-type="string">
            <text:p>4350/0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office:value-type="string" calcext:value-type="string">
            <text:p>4350/030</text:p>
          </table:table-cell>
          <table:table-cell/>
          <table:table-cell office:value-type="string" calcext:value-type="string">
            <text:p>Need to move some to 4350/031 and 032</text:p>
          </table:table-cell>
        </table:table-row>
        <table:table-row table:style-name="ro3"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string" calcext:value-type="string">
            <text:p>325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Administrativ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office:value-type="string" calcext:value-type="string">
            <text:p>30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46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Travel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ocal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Other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13:10:00.253554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4-30T14:06:37.246732446</dc:date>
    <meta:editing-duration>PT3H32M30S</meta:editing-duration>
    <meta:editing-cycles>4</meta:editing-cycles>
    <meta:generator>LibreOffice/5.0.6.2$Linux_X86_64 LibreOffice_project/00$Build-2</meta:generator>
    <meta:document-statistic meta:table-count="2" meta:cell-count="76" meta:object-count="0"/>
  </office:meta>
</office:document-meta>
</file>